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 — that’s a much better structure.</text:p>
      <text:p text:style-name="Text_20_body">Next test should focus on <text:span text:style-name="Strong_20_Emphasis">proof</text:span>, not more features:</text:p>
      <text:list text:style-name="L1">
        <text:list-item>
          <text:p text:style-name="P1">Run backtest per symbol, not all together first.</text:p>
        </text:list-item>
        <text:list-item>
          <text:p text:style-name="P1">Compare:</text:p>
          <text:list>
            <text:list-item>
              <text:p text:style-name="P1">Trend trades only</text:p>
            </text:list-item>
            <text:list-item>
              <text:p text:style-name="P1">Range trades only</text:p>
            </text:list-item>
            <text:list-item>
              <text:p text:style-name="P1">Dual mode</text:p>
            </text:list-item>
          </text:list>
        </text:list-item>
        <text:list-item>
          <text:p text:style-name="P1">Keep only pairs with:</text:p>
          <text:list>
            <text:list-item>
              <text:p text:style-name="P1">Profit Factor &gt; 1.2</text:p>
            </text:list-item>
            <text:list-item>
              <text:p text:style-name="P1">Drawdown acceptable</text:p>
            </text:list-item>
            <text:list-item>
              <text:p text:style-name="P1">At least 100 trades</text:p>
            </text:list-item>
          </text:list>
        </text:list-item>
        <text:list-item>
          <text:p text:style-name="P1">Watch range mode carefully — <text:span text:style-name="Source_20_Text">RR = 1.0</text:span> needs a high win rate to survive spread/commission.</text:p>
        </text:list-item>
      </text:list>
      <text:p text:style-name="Text_20_body">Most important: export the backtest report after this version. The key question now is:</text:p>
      <text:p text:style-name="Text_20_body"><text:span text:style-name="Strong_20_Emphasis">Did range mode improve expectancy, or just add more trades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09:52:48.316510700</meta:creation-date>
    <dc:date>2026-05-01T09:54:00.618795300</dc:date>
    <meta:editing-duration>PT1M12S</meta:editing-duration>
    <meta:editing-cycles>1</meta:editing-cycles>
    <meta:document-statistic meta:table-count="0" meta:image-count="0" meta:object-count="0" meta:page-count="1" meta:paragraph-count="14" meta:word-count="95" meta:character-count="520" meta:non-whitespace-character-count="447"/>
    <meta:generator>LibreOffice/26.2.2.2$Windows_X86_64 LibreOffice_project/1f77d10d6938fd34972958f64b2bcfa54f8b1ba5</meta:generator>
  </office:meta>
</office:document-meta>
</file>